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418000002F17DCA158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558cm" svg:height="10.699cm" svg:x="2.778cm" svg:y="1.35cm">
          <draw:image xlink:href="Pictures/1000000000000418000002F17DCA158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1T17:37:57</meta:creation-date>
    <dc:date>2013-03-22T17:25:48</dc:date>
    <meta:editing-duration>P0D</meta:editing-duration>
    <meta:editing-cycles>2</meta:editing-cycles>
    <meta:generator>LibreOffice/3.5$Linux_X86_64 LibreOffice_project/350m1$Build-2</meta:generator>
    <meta:document-statistic meta:object-count="1"/>
  </office:meta>
</office:document-meta>
</file>